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hu" fo:country="HU"/>
    </style:style>
    <style:style style:name="T2" style:family="text">
      <style:text-properties fo:language="hu" fo:country="HU" officeooo:rsid="0005d5d2"/>
    </style:style>
    <style:style style:name="T3" style:family="text">
      <style:text-properties fo:language="hu" fo:country="HU" officeooo:rsid="000786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
        <text:span text:style-name="T1">Aaa</text:span>
        <office:annotation office:name="__Fieldmark__5_752385397">
          <dc:creator>Miklos</dc:creator>
          <dc:date>2013-03-19T16:29:00</dc:date>
          <text:sender-initials>M</text:sender-initials>
          <text:p>text</text:p>
        </office:annotation>
        <text:span text:style-name="T1">bbb</text:span>
      </text:p>
      <text:p text:style-name="Standard">
        <text:span text:style-name="T1">Ccc</text:span><office:annotation-end office:name="__Fieldmark__5_752385397"/><text:span text:style-name="T1">ddd.</text:span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style:font-size-asian="12pt" style:font-name-complex="DejaVu 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size="12pt" fo:font-style="italic" style:font-size-asian="12pt" style:font-style-asian="italic" style:font-name-complex="DejaVu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DejaVu Sans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</meta:initial-creator>
    <meta:editing-cycles>4</meta:editing-cycles>
    <meta:creation-date>2013-03-19T15:29:00</meta:creation-date>
    <dc:date>2013-03-20T10:46:32</dc:date>
    <meta:editing-duration>PT2S</meta:editing-duration>
    <meta:generator>LibreOffice/4.1.0.0.alpha0$Linux_X86_64 LibreOffice_project/8482b5d0234036ae29320ed9b18974413898abb</meta:generator>
    <meta:document-statistic meta:table-count="0" meta:image-count="0" meta:object-count="0" meta:page-count="1" meta:paragraph-count="2" meta:word-count="6" meta:character-count="21" meta:non-whitespace-character-count="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